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0.5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8pt"/>
    </style:style>
    <style:style style:name="T3" style:family="text"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NE SMTP and OPS<text:line-break/>open issu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iktor Dukhovni</text:p>
            <text:p>Two Sigma</text:p>
            <text:p>&amp;</text:p>
            <text:p>Wes Hardaker</text:p>
            <text:p/>
            <text:p>IETF 89, London</text:p>
            <text:p>March 2014</text:p>
          </draw:text-box>
        </draw:frame>
        <draw:frame draw:style-name="gr1" draw:layer="layout" svg:width="3.398cm" svg:height="1.185cm" svg:x="25.516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LS discovery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SMTP (pre-DANE) TLS</text:p>
                <text:list>
                  <text:list-item>
                    <text:p>Opportunistic and unauthenticated</text:p>
                  </text:list-item>
                  <text:list-item>
                    <text:p>STARTTLS downgrade</text:p>
                  </text:list-item>
                  <text:list-item>
                    <text:p>Unsafe post-MX name checks</text:p>
                  </text:list-item>
                  <text:list-item>
                    <text:p><text:span text:style-name="T1">Too many (and yet too few) trusted CAs</text:span></text:p>
                  </text:list-item>
                </text:list>
              </text:list-item>
              <text:list-item>
                <text:p>DANE opportunistic TLS</text:p>
                <text:list>
                  <text:list-item>
                    <text:p>Enables downgrade-resistant TLS</text:p>
                  </text:list-item>
                  <text:list-item>
                    <text:p>Provided TLSA can be used for discovery</text:p>
                  </text:list-item>
                  <text:list-item>
                    <text:p>No significant increase in DNS workload</text:p>
                  </text:list-item>
                  <text:list-item>
                    <text:p>SMTP tolerates modest latency</text:p>
                  </text:list-item>
                  <text:list-item>
                    <text:p>MTA hosts can use proximate resolvers</text:p>
                  </text:list-item>
                  <text:list-item>
                    <text:p>Many DNS lookups are already being done</text:p>
                    <text:list>
                      <text:list-item>
                        <text:p>RBL, RHSBL, DNSWL, SPF, DKIM, PTR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NE-EE(3) cert semantics</text:p>
          </draw:text-box>
        </draw:frame>
        <draw:frame presentation:style-name="pr5" draw:layer="layout" svg:width="26.6cm" svg:height="15.152cm" svg:x="1.4cm" svg:y="4.914cm" presentation:class="outline" presentation:user-transformed="true">
          <draw:text-box>
            <text:list text:style-name="L3">
              <text:list-item>
                <text:p>Goals:</text:p>
                <text:list>
                  <text:list-item>
                    <text:p>Server operator chooses policy and<text:line-break/>timing of key rotation</text:p>
                  </text:list-item>
                </text:list>
              </text:list-item>
              <text:list-item>
                <text:p>Skip name checks (DNSSEC binding)</text:p>
              </text:list-item>
              <text:list-item>
                <text:p>Skip CT (no CAs to log)</text:p>
              </text:list-item>
              <text:list-item>
                <text:p>Decisions:</text:p>
                <text:list>
                  <text:list-item>
                    <text:p>Do the below depend on the selector?</text:p>
                  </text:list-item>
                  <text:list-item>
                    <text:p>Ignore expiration date with either or both?</text:p>
                  </text:list-item>
                  <text:list-item>
                    <text:p>Ignore EKU “purpose” with either or both?<text:tab/></text:p>
                  </text:list-item>
                  <text:list-item>
                    <text:p>Match TLSA and ignore “everything”else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98cm" svg:height="1.185cm" svg:x="25.516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NE-TA(2) semantics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Selector</text:p>
                <text:list>
                  <text:list-item>
                    <text:p>Cert(0) and SPKI(1) vs. TA cert content?</text:p>
                  </text:list-item>
                  <text:list-item>
                    <text:p>SPKI(1): only SPKI covered by TLSA</text:p>
                  </text:list-item>
                </text:list>
              </text:list-item>
              <text:list-item>
                <text:p>Bare key: SPKI(1) Full(0)</text:p>
                <text:list>
                  <text:list-item>
                    <text:p>Must clients support this</text:p>
                    <text:list>
                      <text:list-item>
                        <text:p>absent corresponding cert in peer chain?</text:p>
                      </text:list-item>
                    </text:list>
                  </text:list-item>
                  <text:list-item>
                    <text:p>If bare keys not supported:</text:p>
                    <text:list>
                      <text:list-item>
                        <text:p>why not always publish a digest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98cm" svg:height="1.185cm" svg:x="25.516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3">Attacker of DNSSEC can publish usage 2 or 3</text:span></text:p>
                      <text:list>
                        <text:list-item>
                          <text:p><text:span text:style-name="T3">For selected high-value destinations where DNSSEC trust is not sufficient sone can use explicitly selected CAs with traditional PKI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gest Algorithm Agility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Use only best mtype != 0 per CU+selector?</text:p>
              </text:list-item>
              <text:list-item>
                <text:p>Which mtype (digest) is the best?</text:p>
                <text:list>
                  <text:list-item>
                    <text:p>It is the client's policy!</text:p>
                  </text:list-item>
                </text:list>
              </text:list-item>
              <text:list-item>
                <text:p>Handling of non-conforming records?</text:p>
                <text:list>
                  <text:list-item>
                    <text:p>Suppose TLSA RRset has 2 x “3 1 1”<text:line-break/>and 1 x “3 1 2”</text:p>
                  </text:list-item>
                  <text:list-item>
                    <text:p>Likely just “3 1 2” is not enough</text:p>
                  </text:list-item>
                  <text:list-item>
                    <text:p>Good RRsets have <text:span text:style-name="T4">n</text:span> x “3 1 1”<text:line-break/>and same <text:span text:style-name="T4">n</text:span> x “3 1 2” </text:p>
                  </text:list-item>
                </text:list>
              </text:list-item>
              <text:list-item>
                <text:p>Which document?</text:p>
                <text:list>
                  <text:list-item>
                    <text:p>SMTP, OPS, SRV, DANEbis</text:p>
                  </text:list-item>
                </text:list>
              </text:list-item>
            </text:list>
          </draw:text-box>
        </draw:frame>
        <draw:frame draw:style-name="gr1" draw:layer="layout" svg:width="3.398cm" svg:height="1.185cm" svg:x="25.516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NAME process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xpanded CNAME as preferred<text:line-break/>TLSA base domain</text:p>
                <text:list>
                  <text:list-item>
                    <text:p>Better support for hosting</text:p>
                  </text:list-item>
                  <text:list-item>
                    <text:p>Kerberos precedent, easier to administer</text:p>
                  </text:list-item>
                  <text:list-item>
                    <text:p>Name checks work with TLD DNAMEs</text:p>
                  </text:list-item>
                </text:list>
              </text:list-item>
              <text:list-item>
                <text:p>Fallback to unexpanded CNAME when expansion is “insecure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LSA lookup suppressio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Avoid TLSA lookup</text:p>
                <text:list>
                  <text:list-item>
                    <text:p>When TLSA base domain has “insecure”<text:line-break/>A/AAAA record or “insecure” CNAME</text:p>
                  </text:list-item>
                  <text:list-item>
                    <text:p>Safe enough:</text:p>
                    <text:list>
                      <text:list-item>
                        <text:p>We don't expect DLV between base domain<text:line-break/>and _port._proto prefix</text:p>
                      </text:list-item>
                    </text:list>
                  </text:list-item>
                  <text:list-item>
                    <text:p>Rationale:</text:p>
                    <text:list>
                      <text:list-item>
                        <text:p>“Insecure” DNS load-balanc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98cm" svg:height="1.185cm" svg:x="25.516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oid mixed PKI mo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Not much sense to support both</text:p>
                <text:list>
                  <text:list-item>
                    <text:p>PKIX-TA(0) or PKIX-EE(1),</text:p>
                    <text:p><text:span text:style-name="T5">AND</text:span></text:p>
                  </text:list-item>
                  <text:list-item>
                    <text:p>DANE-TA(2) or DANE-EE(3)</text:p>
                  </text:list-item>
                </text:list>
              </text:list-item>
              <text:list-item>
                <text:p>Either fragile for lack of root CA certs</text:p>
              </text:list-item>
              <text:list-item>
                <text:p>Or fragile due to DNSSEC exposure</text:p>
              </text:list-item>
              <text:list-item>
                <text:p>Protocol specification or application<text:line-break/>should choose one pair, not all fou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rmative Language Issue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Right place for MUST/SHOULD/MAYs?</text:p>
              </text:list-item>
              <text:list-item>
                <text:p>Some affect:</text:p>
                <text:list>
                  <text:list-item>
                    <text:p>DANE generic</text:p>
                  </text:list-item>
                  <text:list-item>
                    <text:p>SMTP specifically</text:p>
                  </text:list-item>
                  <text:list-item>
                    <text:p>Operational concerns</text:p>
                  </text:list-item>
                </text:list>
              </text:list-item>
              <text:list-item>
                <text:p>Choices:</text:p>
                <text:list>
                  <text:list-item>
                    <text:p>Put normative generics in SMTP specifically</text:p>
                    <text:list>
                      <text:list-item>
                        <text:p>Other protocols will need to copy the text </text:p>
                      </text:list-item>
                    </text:list>
                  </text:list-item>
                  <text:list-item>
                    <text:p>Put normative generics in -ops BCP</text:p>
                  </text:list-item>
                  <text:list-item>
                    <text:p>Put normative generics in DANEb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2T13:54:44</meta:creation-date>
    <dc:date>2014-02-28T10:34:07.815557000</dc:date>
    <meta:editing-duration>P1DT10H15S</meta:editing-duration>
    <meta:editing-cycles>60</meta:editing-cycles>
    <meta:generator>LibreOffice/4.2.0.4$MacOSX_x86 LibreOffice_project/05dceb5d363845f2cf968344d7adab8dcfb2ba71</meta:generator>
    <meta:document-statistic meta:object-count="62"/>
  </office:meta>
</office:document-meta>
</file>